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ipline List for <text:conditional-text text:condition="ooow:True" text:string-value-if-true="&quot;date&quot;" text:string-value-if-false="">date</text:conditional-text></text:p>
      <text:p text:style-name="P1"/>
      <text:p text:style-name="P1"><office:annotation><dc:creator>David Burke</dc:creator><dc:date>2011-07-10T13:37:18</dc:date><text:p text:style-name="P2"><text:span text:style-name="T1">do text for student in students</text:span></text:p></office:annotation><text:conditional-text text:condition="ooow:True" text:string-value-if-true="&quot;student&quot;" text:string-value-if-false="">student</text:conditional-tex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Burke</meta:initial-creator>
    <meta:creation-date>2011-07-10T13:35:09</meta:creation-date>
    <meta:document-statistic meta:table-count="0" meta:image-count="0" meta:object-count="0" meta:page-count="1" meta:paragraph-count="2" meta:word-count="5" meta:character-count="32"/>
    <dc:date>2011-07-10T13:37:56</dc:date>
    <dc:creator>David Burke</dc:creator>
    <meta:editing-duration>PT2M47S</meta:editing-duration>
    <meta:editing-cycles>1</meta:editing-cycles>
    <meta:generator>LibreOffice/3.3$Unix LibreOffice_project/330m19$Build-301</meta:generator>
  </office:meta>
</office:document-meta>
</file>